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e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ae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13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start" fo:margin-left="0cm"/>
    </style:style>
    <style:style style:name="ce21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4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4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2" table:number-columns-repeated="1005" table:default-cell-style-name="ce2"/>
        <table:table-row table:style-name="ro2">
          <table:table-cell table:style-name="ce1" office:value-type="string" calcext:value-type="string">
            <text:p>OR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a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4"/>
          <table:table-cell table:style-name="ce26" office:value-type="float" office:value="39.4" calcext:value-type="float">
            <text:p>39.4</text:p>
          </table:table-cell>
          <table:table-cell table:number-columns-repeated="5"/>
          <table:table-cell table:style-name="ce15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7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4"/>
          <table:table-cell table:style-name="ce27" office:value-type="float" office:value="117.4" calcext:value-type="float">
            <text:p>117.4</text:p>
          </table:table-cell>
          <table:table-cell table:number-columns-repeated="5"/>
          <table:table-cell table:style-name="ce15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/>
          <table:table-cell table:style-name="ce27" office:value-type="float" office:value="19.9" calcext:value-type="float">
            <text:p>19.9</text:p>
          </table:table-cell>
          <table:table-cell table:number-columns-repeated="5"/>
          <table:table-cell table:style-name="ce15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4"/>
          <table:table-cell table:style-name="ce27" office:value-type="float" office:value="26.3" calcext:value-type="float">
            <text:p>26.3</text:p>
          </table:table-cell>
          <table:table-cell table:number-columns-repeated="5"/>
          <table:table-cell table:style-name="ce15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8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4"/>
          <table:table-cell table:style-name="ce28" office:value-type="float" office:value="189" calcext:value-type="float">
            <text:p>189</text:p>
          </table:table-cell>
          <table:table-cell table:number-columns-repeated="5"/>
          <table:table-cell table:style-name="ce15" table:number-columns-repeated="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ecision Variables (OR assignment each day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 table:number-columns-repeated="2"/>
          <table:table-cell table:style-name="Default"/>
          <table:table-cell office:value-type="string" calcext:value-type="string">
            <text:p>Hours = 8 X weekly totals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% Target = Hours/weekly targe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formula="of:=SUM([.B24:.F24])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formula="of:=8*[.H24]" office:value-type="float" office:value="32" calcext:value-type="float">
            <text:p>3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formula="of:=[.L24]/[.H15]" office:value-type="float" office:value="0.812182741116751" calcext:value-type="float">
            <text:p>0.81218274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SUM([.B25:.F25]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formula="of:=8*[.H25]" office:value-type="float" office:value="112" calcext:value-type="float">
            <text:p>11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formula="of:=[.L25]/[.H16]" office:value-type="float" office:value="0.954003407155025" calcext:value-type="float">
            <text:p>0.95400340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SUM([.B26:.F26])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formula="of:=8*[.H26]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formula="of:=[.L26]/[.H17]" office:value-type="float" office:value="0.804020100502513" calcext:value-type="float">
            <text:p>0.804020100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SUM([.B27:.F27])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formula="of:=8*[.H27]" office:value-type="float" office:value="24" calcext:value-type="float">
            <text:p>2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formula="of:=[.L27]/[.H18]" office:value-type="float" office:value="0.91254752851711" calcext:value-type="float">
            <text:p>0.91254752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formula="of:=SUM([.B28:.F28])"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formula="of:=8*[.H28]" office:value-type="float" office:value="184" calcext:value-type="float">
            <text:p>18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formula="of:=[.L28]/[.H19]" office:value-type="float" office:value="0.973544973544973" calcext:value-type="float">
            <text:p>0.97354497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otal # ORs each day</text:p>
          </table:table-cell>
          <table:table-cell table:style-name="ce12" table:formula="of:=SUM([.B24:.B28])" office:value-type="float" office:value="10" calcext:value-type="float">
            <text:p>10</text:p>
          </table:table-cell>
          <table:table-cell table:style-name="ce12" table:formula="of:=SUM([.C24:.C28])" office:value-type="float" office:value="10" calcext:value-type="float">
            <text:p>10</text:p>
          </table:table-cell>
          <table:table-cell table:style-name="ce12" table:formula="of:=SUM([.D24:.D28])" office:value-type="float" office:value="10" calcext:value-type="float">
            <text:p>10</text:p>
          </table:table-cell>
          <table:table-cell table:style-name="ce12" table:formula="of:=SUM([.E24:.E28])" office:value-type="float" office:value="8" calcext:value-type="float">
            <text:p>8</text:p>
          </table:table-cell>
          <table:table-cell table:style-name="ce12" table:formula="of:=SUM([.F24:.F28])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bjective</text:p>
          </table:table-cell>
          <table:table-cell table:style-name="ce13" table:formula="of:=SUM([.R24:.R28])" office:value-type="float" office:value="4.45629875083637" calcext:value-type="float">
            <text:p>4.4562987508</text:p>
          </table:table-cell>
          <table:table-cell/>
          <table:table-cell office:value-type="string" calcext:value-type="string">
            <text:p>We are maximising the % target</text:p>
          </table:table-cell>
          <table:table-cell table:number-columns-repeated="1020"/>
        </table:table-row>
        <table:table-row table:style-name="ro2">
          <table:table-cell/>
          <table:table-cell table:formula="of:=[.B31]*20" office:value-type="float" office:value="89.1259750167275" calcext:value-type="float">
            <text:p>89.125975016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straint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ily # ORs assigned is intege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otal # ORs each da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UB: Surgical Teams per da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UB: Daily Dept OR requiremen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LB: Daily Dept OR requiremen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UB: Weekly Dept OR requiremen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LB: Weekly Dept OR requiremen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Departmental Targets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9:30:36.55090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6-12-27T19:57:27.804317330</dc:date>
    <meta:editing-duration>P4DT2H25M55S</meta:editing-duration>
    <meta:editing-cycles>32</meta:editing-cycles>
    <meta:generator>LibreOffice/4.2.8.2$Linux_X86_64 LibreOffice_project/420m0$Build-2</meta:generator>
    <meta:document-statistic meta:table-count="3" meta:cell-count="197" meta:object-count="0"/>
  </office:meta>
</office:document-meta>
</file>